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60pt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zu, kocham Cię Jezu</text:span><text:span text:style-name="T1"><text:line-break/></text:span><text:span text:style-name="T2">ppp</text:span><text:span text:style-name="T1"><text:line-break/></text:span><text:span text:style-name="T1">Tyś jest na zawsze mój</text:span><text:span text:style-name="T1"><text:line-break/></text:span><text:span text:style-name="T2">ppp</text:span><text:span text:style-name="T1"><text:line-break/></text:span><text:span text:style-name="T1">wspaniały Król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4T12:38:28</meta:creation-date>
    <dc:creator>Rafał Talacha</dc:creator>
    <dc:date>2009-01-13T16:27:53</dc:date>
    <dc:language>pl-PL</dc:language>
    <meta:editing-cycles>3</meta:editing-cycles>
    <meta:editing-duration>PT53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